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table:style-name="ce2" office:value-type="float" office:value="0.01" calcext:value-type="float">
            <text:p>0.0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0.02" calcext:value-type="float">
            <text:p>0.0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0.1213" calcext:value-type="float">
            <text:p>0.1213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0.1313" calcext:value-type="float">
            <text:p>0.1313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0.2113" calcext:value-type="float">
            <text:p>0.2113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table:style-name="ce2" office:value-type="float" office:value="1.3645" calcext:value-type="float">
            <text:p>1.36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table:style-name="ce2" office:value-type="float" office:value="3.95" calcext:value-type="float">
            <text:p>3.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.567" calcext:value-type="float">
            <text:p>7.5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31.2313" calcext:value-type="float">
            <text:p>31.2313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table:style-name="ce3" office:value-type="float" office:value="75.00008" calcext:value-type="float">
            <text:p>75.00008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3" office:value-type="float" office:value="124.25" calcext:value-type="float">
            <text:p>124.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90.09" calcext:value-type="float">
            <text:p>190.09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93.131" calcext:value-type="float">
            <text:p>193.131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198.41" calcext:value-type="float">
            <text:p>198.4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219.921" calcext:value-type="float">
            <text:p>219.921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table:style-name="ce3" office:value-type="float" office:value="305.2" calcext:value-type="float">
            <text:p>305.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10.128" calcext:value-type="float">
            <text:p>310.128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320.392" calcext:value-type="float">
            <text:p>320.392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379.21" calcext:value-type="float">
            <text:p>379.21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80.082" calcext:value-type="float">
            <text:p>380.082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02.12" calcext:value-type="float">
            <text:p>402.1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24.4124" calcext:value-type="float">
            <text:p>424.4124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92.0381" calcext:value-type="float">
            <text:p>492.0381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92.2301" calcext:value-type="float">
            <text:p>492.2301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503.201" calcext:value-type="float">
            <text:p>503.201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table:style-name="ce3" office:value-type="float" office:value="654.21" calcext:value-type="float">
            <text:p>654.2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660" calcext:value-type="float">
            <text:p>66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table:style-name="ce2" office:value-type="float" office:value="720" calcext:value-type="float">
            <text:p>72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57.13" calcext:value-type="float">
            <text:p>757.13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table:style-name="ce3" office:value-type="float" office:value="757.6264" calcext:value-type="float">
            <text:p>757.626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792.12" calcext:value-type="float">
            <text:p>792.1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890.2109" calcext:value-type="float">
            <text:p>890.2109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080.058" calcext:value-type="float">
            <text:p>1080.058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1212.213" calcext:value-type="float">
            <text:p>1212.213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table:style-name="ce2" office:value-type="float" office:value="1234.56" calcext:value-type="float">
            <text:p>1234.5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float" office:value="1235" calcext:value-type="float">
            <text:p>123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309.218" calcext:value-type="float">
            <text:p>1309.218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table:style-name="ce2" office:value-type="float" office:value="1583" calcext:value-type="float">
            <text:p>1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table:style-name="ce3" office:value-type="float" office:value="1848.402" calcext:value-type="float">
            <text:p>1848.40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2080.0182" calcext:value-type="float">
            <text:p>2080.018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080.8" calcext:value-type="float">
            <text:p>2080.8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080.9201" calcext:value-type="float">
            <text:p>2080.9201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2083.0138" calcext:value-type="float">
            <text:p>2083.0138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090.02" calcext:value-type="float">
            <text:p>2090.02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2091.291" calcext:value-type="float">
            <text:p>2091.291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2301.1308" calcext:value-type="float">
            <text:p>2301.1308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table:style-name="ce3" office:value-type="float" office:value="2317" calcext:value-type="float">
            <text:p>231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402.209" calcext:value-type="float">
            <text:p>2402.209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2473.0173" calcext:value-type="float">
            <text:p>2473.0173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2571.219" calcext:value-type="float">
            <text:p>2571.219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table:style-name="ce2" office:value-type="float" office:value="2689" calcext:value-type="float">
            <text:p>268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2690.08" calcext:value-type="float">
            <text:p>2690.08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2710.07" calcext:value-type="float">
            <text:p>2710.07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2790.2" calcext:value-type="float">
            <text:p>2790.2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2868.08" calcext:value-type="float">
            <text:p>2868.08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2878.932" calcext:value-type="float">
            <text:p>2878.932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2979.7" calcext:value-type="float">
            <text:p>2979.7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3012.1038" calcext:value-type="float">
            <text:p>3012.1038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3013.3108" calcext:value-type="float">
            <text:p>3013.3108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3028.3242" calcext:value-type="float">
            <text:p>3028.3242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3084.028" calcext:value-type="float">
            <text:p>3084.028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3120.012" calcext:value-type="float">
            <text:p>3120.012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table:style-name="ce2" office:value-type="float" office:value="3200" calcext:value-type="float">
            <text:p>32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3208.281" calcext:value-type="float">
            <text:p>3208.281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3210.218" calcext:value-type="float">
            <text:p>3210.218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3270.02" calcext:value-type="float">
            <text:p>3270.02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3291.21" calcext:value-type="float">
            <text:p>3291.2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style-name="ce2" office:value-type="float" office:value="3500" calcext:value-type="float">
            <text:p>3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580.381" calcext:value-type="float">
            <text:p>3580.381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style-name="ce3" office:value-type="float" office:value="3789.06" calcext:value-type="float">
            <text:p>3789.0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800.231" calcext:value-type="float">
            <text:p>3800.231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3820.2" calcext:value-type="float">
            <text:p>3820.2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3829.31" calcext:value-type="float">
            <text:p>3829.31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892.12" calcext:value-type="float">
            <text:p>3892.12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3931.21" calcext:value-type="float">
            <text:p>3931.21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3935.93" calcext:value-type="float">
            <text:p>3935.93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table:style-name="ce3" office:value-type="float" office:value="4000" calcext:value-type="float">
            <text:p>40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4014.213" calcext:value-type="float">
            <text:p>4014.213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table:style-name="ce3" office:value-type="float" office:value="4032" calcext:value-type="float">
            <text:p>403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style-name="ce2" office:value-type="float" office:value="4345" calcext:value-type="float">
            <text:p>434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style-name="ce3" office:value-type="float" office:value="4484.02" calcext:value-type="float">
            <text:p>4484.0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table:style-name="ce3" office:value-type="float" office:value="4500" calcext:value-type="float">
            <text:p>450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table:style-name="ce2" office:value-type="float" office:value="4678" calcext:value-type="float">
            <text:p>467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table:style-name="ce3" office:value-type="float" office:value="4821" calcext:value-type="float">
            <text:p>482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3"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table:style-name="ce3" office:value-type="float" office:value="5000" calcext:value-type="float">
            <text:p>50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table:style-name="ce2" office:value-type="float" office:value="5003.45" calcext:value-type="float">
            <text:p>5003.4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table:style-name="ce3" office:value-type="float" office:value="5094.95" calcext:value-type="float">
            <text:p>5094.9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table:style-name="ce2" office:value-type="float" office:value="5200" calcext:value-type="float">
            <text:p>52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style-name="ce3" office:value-type="float" office:value="5201" calcext:value-type="float">
            <text:p>520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table:style-name="ce3" office:value-type="float" office:value="5350.5" calcext:value-type="float">
            <text:p>5350.5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table:style-name="ce2" office:value-type="float" office:value="5412.04" calcext:value-type="float">
            <text:p>5412.0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table:style-name="ce3" office:value-type="float" office:value="5481.11" calcext:value-type="float">
            <text:p>5481.1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style-name="ce2" office:value-type="float" office:value="5483" calcext:value-type="float">
            <text:p>54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3" office:value-type="float" office:value="5484.02" calcext:value-type="float">
            <text:p>5484.0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table:style-name="ce2" office:value-type="float" office:value="5598" calcext:value-type="float">
            <text:p>55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float" office:value="5640.5" calcext:value-type="float">
            <text:p>5640.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table:style-name="ce2" office:value-type="float" office:value="5697.12" calcext:value-type="float">
            <text:p>5697.1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3" office:value-type="float" office:value="5700" calcext:value-type="float">
            <text:p>570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5863.53" calcext:value-type="float">
            <text:p>5863.53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table:style-name="ce3" office:value-type="float" office:value="5894.2" calcext:value-type="float">
            <text:p>5894.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style-name="ce2" office:value-type="float" office:value="5900" calcext:value-type="float">
            <text:p>59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table:style-name="ce3" office:value-type="float" office:value="5909.01" calcext:value-type="float">
            <text:p>5909.01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table:style-name="ce2" office:value-type="float" office:value="5934" calcext:value-type="float">
            <text:p>593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3" office:value-type="float" office:value="5947.31" calcext:value-type="float">
            <text:p>5947.3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979" calcext:value-type="float">
            <text:p>5979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table:style-name="ce3" office:value-type="float" office:value="5999.39" calcext:value-type="float">
            <text:p>5999.3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style-name="ce3" office:value-type="float" office:value="6000" calcext:value-type="float">
            <text:p>600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style-name="ce3" office:value-type="float" office:value="6000" calcext:value-type="float">
            <text:p>600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table:style-name="ce3" office:value-type="float" office:value="6000" calcext:value-type="float">
            <text:p>600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table:style-name="ce3" office:value-type="float" office:value="6000" calcext:value-type="float">
            <text:p>60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style-name="ce3" office:value-type="float" office:value="6012" calcext:value-type="float">
            <text:p>601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6014.06" calcext:value-type="float">
            <text:p>6014.0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style-name="ce3" office:value-type="float" office:value="6030.1" calcext:value-type="float">
            <text:p>6030.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style-name="ce3" office:value-type="float" office:value="6032.14" calcext:value-type="float">
            <text:p>6032.1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style-name="ce3" office:value-type="float" office:value="6050" calcext:value-type="float">
            <text:p>605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table:style-name="ce2" office:value-type="float" office:value="6200" calcext:value-type="float">
            <text:p>62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style-name="ce3" office:value-type="float" office:value="6200" calcext:value-type="float">
            <text:p>620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style-name="ce2" office:value-type="float" office:value="6235" calcext:value-type="float">
            <text:p>623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3" office:value-type="float" office:value="6237.42" calcext:value-type="float">
            <text:p>6237.4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style-name="ce3" office:value-type="float" office:value="6251.37" calcext:value-type="float">
            <text:p>6251.3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style-name="ce2" office:value-type="float" office:value="6300" calcext:value-type="float">
            <text:p>63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300" calcext:value-type="float">
            <text:p>63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table:style-name="ce3" office:value-type="float" office:value="6323.34" calcext:value-type="float">
            <text:p>6323.3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table:style-name="ce3" office:value-type="float" office:value="6329.01" calcext:value-type="float">
            <text:p>6329.0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table:style-name="ce2" office:value-type="float" office:value="6382" calcext:value-type="float">
            <text:p>63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6382.32" calcext:value-type="float">
            <text:p>6382.3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6399.45" calcext:value-type="float">
            <text:p>6399.4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3" office:value-type="float" office:value="6400.02" calcext:value-type="float">
            <text:p>6400.0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6413.87" calcext:value-type="float">
            <text:p>6413.8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6421" calcext:value-type="float">
            <text:p>642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6422.87" calcext:value-type="float">
            <text:p>6422.8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table:style-name="ce2" office:value-type="float" office:value="6443" calcext:value-type="float">
            <text:p>64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6444.82" calcext:value-type="float">
            <text:p>6444.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6453.23" calcext:value-type="float">
            <text:p>6453.2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6476" calcext:value-type="float">
            <text:p>647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6484.02" calcext:value-type="float">
            <text:p>6484.0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6484.02" calcext:value-type="float">
            <text:p>6484.0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style-name="ce3" office:value-type="float" office:value="6484.02" calcext:value-type="float">
            <text:p>6484.0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style-name="ce3" office:value-type="float" office:value="6484.03" calcext:value-type="float">
            <text:p>6484.0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6490" calcext:value-type="float">
            <text:p>649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6500" calcext:value-type="float">
            <text:p>65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6500" calcext:value-type="float">
            <text:p>65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6500" calcext:value-type="float">
            <text:p>65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float" office:value="6500" calcext:value-type="float">
            <text:p>65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float" office:value="6500" calcext:value-type="float">
            <text:p>65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6500" calcext:value-type="float">
            <text:p>65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3" office:value-type="float" office:value="6500" calcext:value-type="float">
            <text:p>650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3" office:value-type="float" office:value="6500" calcext:value-type="float">
            <text:p>650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style-name="ce3" office:value-type="float" office:value="6500" calcext:value-type="float">
            <text:p>650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style-name="ce3" office:value-type="float" office:value="6500" calcext:value-type="float">
            <text:p>650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3" office:value-type="float" office:value="6500" calcext:value-type="float">
            <text:p>650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table:style-name="ce2" office:value-type="float" office:value="6501.55" calcext:value-type="float">
            <text:p>6501.5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3" office:value-type="float" office:value="6504.01" calcext:value-type="float">
            <text:p>6504.0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style-name="ce2" office:value-type="float" office:value="6505" calcext:value-type="float">
            <text:p>650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509.43" calcext:value-type="float">
            <text:p>6509.4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6522" calcext:value-type="float">
            <text:p>652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6528.29" calcext:value-type="float">
            <text:p>6528.2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6530" calcext:value-type="float">
            <text:p>65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6537.34" calcext:value-type="float">
            <text:p>6537.3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3" office:value-type="float" office:value="6538.12" calcext:value-type="float">
            <text:p>6538.12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table:style-name="ce2" office:value-type="float" office:value="6543" calcext:value-type="float">
            <text:p>654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6550" calcext:value-type="float">
            <text:p>65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2" office:value-type="float" office:value="6554" calcext:value-type="float">
            <text:p>655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6567" calcext:value-type="float">
            <text:p>65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3" office:value-type="float" office:value="6580.75" calcext:value-type="float">
            <text:p>6580.75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style-name="ce3" office:value-type="float" office:value="6582.06" calcext:value-type="float">
            <text:p>6582.0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style-name="ce3" office:value-type="float" office:value="6583" calcext:value-type="float">
            <text:p>658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style-name="ce3" office:value-type="float" office:value="6584.03" calcext:value-type="float">
            <text:p>6584.0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style-name="ce2" office:value-type="float" office:value="6584.35" calcext:value-type="float">
            <text:p>6584.3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6585.05" calcext:value-type="float">
            <text:p>6585.0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6590" calcext:value-type="float">
            <text:p>659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" office:value-type="float" office:value="6594.56" calcext:value-type="float">
            <text:p>6594.5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table:style-name="ce2" office:value-type="float" office:value="6596.54" calcext:value-type="float">
            <text:p>6596.5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6600" calcext:value-type="float">
            <text:p>66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6600" calcext:value-type="float">
            <text:p>66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6604.18" calcext:value-type="float">
            <text:p>6604.1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6634.64" calcext:value-type="float">
            <text:p>6634.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6642.53" calcext:value-type="float">
            <text:p>6642.5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6650" calcext:value-type="float">
            <text:p>66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float" office:value="6650" calcext:value-type="float">
            <text:p>66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3" office:value-type="float" office:value="6650.17" calcext:value-type="float">
            <text:p>6650.1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table:style-name="ce2" office:value-type="float" office:value="6677" calcext:value-type="float">
            <text:p>667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2" office:value-type="float" office:value="6700" calcext:value-type="float">
            <text:p>67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6700" calcext:value-type="float">
            <text:p>67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6700" calcext:value-type="float">
            <text:p>67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style-name="ce3" office:value-type="float" office:value="6700" calcext:value-type="float">
            <text:p>670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722" calcext:value-type="float">
            <text:p>6722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table:style-name="ce3" office:value-type="float" office:value="6723.02" calcext:value-type="float">
            <text:p>6723.0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style-name="ce2" office:value-type="float" office:value="6723.05" calcext:value-type="float">
            <text:p>6723.0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3" office:value-type="float" office:value="6723.29" calcext:value-type="float">
            <text:p>6723.29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table:style-name="ce2" office:value-type="float" office:value="6736" calcext:value-type="float">
            <text:p>673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3" office:value-type="float" office:value="6749.85" calcext:value-type="float">
            <text:p>6749.8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table:style-name="ce2" office:value-type="float" office:value="6750" calcext:value-type="float">
            <text:p>675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3" office:value-type="float" office:value="6750.5" calcext:value-type="float">
            <text:p>6750.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style-name="ce3" office:value-type="float" office:value="6751.03" calcext:value-type="float">
            <text:p>6751.03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table:style-name="ce2" office:value-type="float" office:value="6780" calcext:value-type="float">
            <text:p>678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3" office:value-type="float" office:value="6781.03" calcext:value-type="float">
            <text:p>6781.0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style-name="ce3" office:value-type="float" office:value="6784.02" calcext:value-type="float">
            <text:p>6784.0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table:style-name="ce2" office:value-type="float" office:value="6785.5" calcext:value-type="float">
            <text:p>6785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3" office:value-type="float" office:value="6792.09" calcext:value-type="float">
            <text:p>6792.0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style-name="ce3" office:value-type="float" office:value="6792.5" calcext:value-type="float">
            <text:p>6792.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table:style-name="ce2" office:value-type="float" office:value="6798.21" calcext:value-type="float">
            <text:p>6798.2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2" office:value-type="float" office:value="6800" calcext:value-type="float">
            <text:p>68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6800" calcext:value-type="float">
            <text:p>68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6800" calcext:value-type="float">
            <text:p>68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3" office:value-type="float" office:value="6800" calcext:value-type="float">
            <text:p>680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style-name="ce3" office:value-type="float" office:value="6822.22" calcext:value-type="float">
            <text:p>6822.2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style-name="ce3" office:value-type="float" office:value="6848.2" calcext:value-type="float">
            <text:p>6848.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style-name="ce2" office:value-type="float" office:value="6850" calcext:value-type="float">
            <text:p>68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float" office:value="6879.03" calcext:value-type="float">
            <text:p>6879.0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table:style-name="ce3" office:value-type="float" office:value="6893.04" calcext:value-type="float">
            <text:p>6893.0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style-name="ce3" office:value-type="float" office:value="6897.07" calcext:value-type="float">
            <text:p>6897.0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style-name="ce3" office:value-type="float" office:value="6900.05" calcext:value-type="float">
            <text:p>6900.05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table:style-name="ce3" office:value-type="float" office:value="6915.05" calcext:value-type="float">
            <text:p>6915.0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style-name="ce3" office:value-type="float" office:value="6925.01" calcext:value-type="float">
            <text:p>6925.0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6927.91" calcext:value-type="float">
            <text:p>6927.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" office:value-type="float" office:value="6931.84" calcext:value-type="float">
            <text:p>6931.8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table:style-name="ce2" office:value-type="float" office:value="6945.5" calcext:value-type="float">
            <text:p>6945.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style-name="ce3" office:value-type="float" office:value="6950" calcext:value-type="float">
            <text:p>69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style-name="ce3" office:value-type="float" office:value="6950" calcext:value-type="float">
            <text:p>695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6969" calcext:value-type="float">
            <text:p>6969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6969" calcext:value-type="float">
            <text:p>6969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6969" calcext:value-type="float">
            <text:p>6969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table:style-name="ce3" office:value-type="float" office:value="6974.39" calcext:value-type="float">
            <text:p>6974.3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float" office:value="6979.34" calcext:value-type="float">
            <text:p>6979.3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style-name="ce3" office:value-type="float" office:value="6987.23" calcext:value-type="float">
            <text:p>6987.2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table:style-name="ce2" office:value-type="float" office:value="6992.78" calcext:value-type="float">
            <text:p>6992.7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7000" calcext:value-type="float">
            <text:p>7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7000" calcext:value-type="float">
            <text:p>70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7000" calcext:value-type="float">
            <text:p>7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7000" calcext:value-type="float">
            <text:p>70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7000" calcext:value-type="float">
            <text:p>70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7000" calcext:value-type="float">
            <text:p>70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7000" calcext:value-type="float">
            <text:p>70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2" office:value-type="float" office:value="7000" calcext:value-type="float">
            <text:p>70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7000" calcext:value-type="float">
            <text:p>70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2" office:value-type="float" office:value="7000" calcext:value-type="float">
            <text:p>70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000" calcext:value-type="float">
            <text:p>70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7000" calcext:value-type="float">
            <text:p>70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7000" calcext:value-type="float">
            <text:p>70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style-name="ce4" office:value-type="float" office:value="7000" calcext:value-type="float">
            <text:p>700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style-name="ce3" office:value-type="float" office:value="7000" calcext:value-type="float">
            <text:p>700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style-name="ce3" office:value-type="float" office:value="7000" calcext:value-type="float">
            <text:p>700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style-name="ce3" office:value-type="float" office:value="7000.03" calcext:value-type="float">
            <text:p>7000.0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style-name="ce3" office:value-type="float" office:value="7010" calcext:value-type="float">
            <text:p>701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table:style-name="ce3" office:value-type="float" office:value="7012.17" calcext:value-type="float">
            <text:p>7012.1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table:style-name="ce3" office:value-type="float" office:value="7021.05" calcext:value-type="float">
            <text:p>7021.0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table:style-name="ce2" office:value-type="float" office:value="7034.45" calcext:value-type="float">
            <text:p>7034.4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3" office:value-type="float" office:value="7050.69" calcext:value-type="float">
            <text:p>7050.6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float" office:value="7084" calcext:value-type="float">
            <text:p>708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3" office:value-type="float" office:value="7090.12" calcext:value-type="float">
            <text:p>7090.12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table:style-name="ce3" office:value-type="float" office:value="7096.03" calcext:value-type="float">
            <text:p>7096.0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7098" calcext:value-type="float">
            <text:p>709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2" office:value-type="float" office:value="7100" calcext:value-type="float">
            <text:p>71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3" office:value-type="float" office:value="7102.34" calcext:value-type="float">
            <text:p>7102.3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style-name="ce3" office:value-type="float" office:value="7121.02" calcext:value-type="float">
            <text:p>7121.0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3" office:value-type="float" office:value="7121.54" calcext:value-type="float">
            <text:p>7121.5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style-name="ce3" office:value-type="float" office:value="7123.2" calcext:value-type="float">
            <text:p>7123.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style-name="ce3" office:value-type="float" office:value="7150" calcext:value-type="float">
            <text:p>71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2" office:value-type="float" office:value="7181.62" calcext:value-type="float">
            <text:p>7181.6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style-name="ce3" office:value-type="float" office:value="7184.03" calcext:value-type="float">
            <text:p>7184.03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7200" calcext:value-type="float">
            <text:p>72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float" office:value="7210.05" calcext:value-type="float">
            <text:p>7210.0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7231.45" calcext:value-type="float">
            <text:p>7231.4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7231.65" calcext:value-type="float">
            <text:p>7231.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3" office:value-type="float" office:value="7232.09" calcext:value-type="float">
            <text:p>7232.0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style-name="ce3" office:value-type="float" office:value="7243" calcext:value-type="float">
            <text:p>724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float" office:value="7250" calcext:value-type="float">
            <text:p>725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7259.04" calcext:value-type="float">
            <text:p>7259.0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7261.31" calcext:value-type="float">
            <text:p>7261.3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7291" calcext:value-type="float">
            <text:p>7291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table:style-name="ce2" office:value-type="float" office:value="7320" calcext:value-type="float">
            <text:p>73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28" calcext:value-type="float">
            <text:p>7328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table:style-name="ce3" office:value-type="float" office:value="7334.69" calcext:value-type="float">
            <text:p>7334.6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style-name="ce3" office:value-type="float" office:value="7421" calcext:value-type="float">
            <text:p>742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style-name="ce3" office:value-type="float" office:value="7432" calcext:value-type="float">
            <text:p>743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7436.56" calcext:value-type="float">
            <text:p>7436.5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7452" calcext:value-type="float">
            <text:p>745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7500" calcext:value-type="float">
            <text:p>75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7500" calcext:value-type="float">
            <text:p>75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float" office:value="7500" calcext:value-type="float">
            <text:p>750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style-name="ce3" office:value-type="float" office:value="7503.28" calcext:value-type="float">
            <text:p>7503.2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style-name="ce2" office:value-type="float" office:value="7512" calcext:value-type="float">
            <text:p>75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ce3" office:value-type="float" office:value="7523.07" calcext:value-type="float">
            <text:p>7523.0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style-name="ce3" office:value-type="float" office:value="7523.25" calcext:value-type="float">
            <text:p>7523.2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table:style-name="ce2" office:value-type="float" office:value="7529" calcext:value-type="float">
            <text:p>752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style-name="ce3" office:value-type="float" office:value="7548.05" calcext:value-type="float">
            <text:p>7548.0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style-name="ce2" office:value-type="float" office:value="7550" calcext:value-type="float">
            <text:p>75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7588" calcext:value-type="float">
            <text:p>7588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table:style-name="ce3" office:value-type="float" office:value="7600" calcext:value-type="float">
            <text:p>760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7610.72" calcext:value-type="float">
            <text:p>7610.7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7632.01" calcext:value-type="float">
            <text:p>7632.0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7639.59" calcext:value-type="float">
            <text:p>7639.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7654" calcext:value-type="float">
            <text:p>76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7689" calcext:value-type="float">
            <text:p>768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3" office:value-type="float" office:value="7730.42" calcext:value-type="float">
            <text:p>7730.4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style-name="ce3" office:value-type="float" office:value="7777.07" calcext:value-type="float">
            <text:p>7777.0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style-name="ce3" office:value-type="float" office:value="7800.5" calcext:value-type="float">
            <text:p>7800.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7812" calcext:value-type="float">
            <text:p>7812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table:style-name="ce2" office:value-type="float" office:value="7824.83" calcext:value-type="float">
            <text:p>7824.8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2" office:value-type="float" office:value="7830" calcext:value-type="float">
            <text:p>78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7846.23" calcext:value-type="float">
            <text:p>7846.2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3" office:value-type="float" office:value="7848.02" calcext:value-type="float">
            <text:p>7848.0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style-name="ce3" office:value-type="float" office:value="7869.02" calcext:value-type="float">
            <text:p>7869.02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table:style-name="ce3" office:value-type="float" office:value="7900" calcext:value-type="float">
            <text:p>790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table:style-name="ce3" office:value-type="float" office:value="7993" calcext:value-type="float">
            <text:p>799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3" office:value-type="float" office:value="8000" calcext:value-type="float">
            <text:p>800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style-name="ce3" office:value-type="float" office:value="8000" calcext:value-type="float">
            <text:p>800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style-name="ce3" office:value-type="float" office:value="8000" calcext:value-type="float">
            <text:p>800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table:style-name="ce3" office:value-type="float" office:value="8000" calcext:value-type="float">
            <text:p>800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table:style-name="ce3" office:value-type="float" office:value="8002.93" calcext:value-type="float">
            <text:p>8002.9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table:style-name="ce3" office:value-type="float" office:value="8132" calcext:value-type="float">
            <text:p>813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style-name="ce3" office:value-type="float" office:value="8238.07" calcext:value-type="float">
            <text:p>8238.0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style-name="ce3" office:value-type="float" office:value="8240.02" calcext:value-type="float">
            <text:p>8240.0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style-name="ce3" office:value-type="float" office:value="8281.17" calcext:value-type="float">
            <text:p>8281.1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style-name="ce3" office:value-type="float" office:value="8500" calcext:value-type="float">
            <text:p>850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style-name="ce3" office:value-type="float" office:value="8512.08" calcext:value-type="float">
            <text:p>8512.0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8565.37" calcext:value-type="float">
            <text:p>8565.3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628" calcext:value-type="float">
            <text:p>8628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style-name="ce3" office:value-type="float" office:value="8654.23" calcext:value-type="float">
            <text:p>8654.2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table:style-name="ce2" office:value-type="float" office:value="8684.32" calcext:value-type="float">
            <text:p>8684.3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style-name="ce3" office:value-type="float" office:value="8765" calcext:value-type="float">
            <text:p>876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style-name="ce3" office:value-type="float" office:value="8794" calcext:value-type="float">
            <text:p>879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style-name="ce3" office:value-type="float" office:value="8927.14" calcext:value-type="float">
            <text:p>8927.1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table:style-name="ce3" office:value-type="float" office:value="9250.03" calcext:value-type="float">
            <text:p>9250.0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table:style-name="ce3" office:value-type="float" office:value="9500" calcext:value-type="float">
            <text:p>950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style-name="ce3" office:value-type="float" office:value="9536.31" calcext:value-type="float">
            <text:p>9536.3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style-name="ce3" office:value-type="float" office:value="9565.05" calcext:value-type="float">
            <text:p>9565.0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style-name="ce3" office:value-type="float" office:value="9782.75" calcext:value-type="float">
            <text:p>9782.7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table:style-name="ce3" office:value-type="float" office:value="10234.21" calcext:value-type="float">
            <text:p>10234.2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table:style-name="ce2" office:value-type="float" office:value="10403" calcext:value-type="float">
            <text:p>1040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3" office:value-type="float" office:value="10474.03" calcext:value-type="float">
            <text:p>10474.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style-name="ce3" office:value-type="float" office:value="10565.22" calcext:value-type="float">
            <text:p>10565.2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style-name="ce3" office:value-type="float" office:value="10632.09" calcext:value-type="float">
            <text:p>10632.0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float" office:value="11348" calcext:value-type="float">
            <text:p>1134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12017" calcext:value-type="float">
            <text:p>1201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12600" calcext:value-type="float">
            <text:p>126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3" office:value-type="float" office:value="14625" calcext:value-type="float">
            <text:p>1462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style-name="ce3" office:value-type="float" office:value="15000" calcext:value-type="float">
            <text:p>1500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table:style-name="ce2" office:value-type="float" office:value="15243" calcext:value-type="float">
            <text:p>1524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3" office:value-type="float" office:value="15262.15" calcext:value-type="float">
            <text:p>15262.1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4000" calcext:value-type="float">
            <text:p>240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30000" calcext:value-type="float">
            <text:p>300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</table:table-row>
        <table:table-row table:style-name="ro1">
          <table:table-cell table:formula="of:=(SUM([.A96:.A860]))/764" office:value-type="float" office:value="3655.73533625654" calcext:value-type="float">
            <text:p>3655.735336256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table:style-name="ce2" office:value-type="float" office:value="3552.95" calcext:value-type="float">
            <text:p>3552.95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B9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0111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1" number:language="en" number:country="PH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PH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3" number:language="en" number:country="PH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3P0"/>
    </number:number-style>
    <number:number-style style:name="N10114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4" number:language="en" number:country="PH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4P0"/>
    </number:number-style>
    <number:date-style style:name="N10115" number:language="en" number:country="PH">
      <number:month/>
      <number:text>-</number:text>
      <number:day/>
      <number:text>-</number:text>
      <number:year number:style="long"/>
    </number:date-style>
    <number:date-style style:name="N10116" number:language="en" number:country="PH">
      <number:day/>
      <number:text>-</number:text>
      <number:month number:textual="true"/>
      <number:text>-</number:text>
      <number:year/>
    </number:date-style>
    <number:date-style style:name="N10117" number:language="en" number:country="PH">
      <number:day/>
      <number:text>-</number:text>
      <number:month number:textual="true"/>
    </number:date-style>
    <number:date-style style:name="N10118" number:language="en" number:country="PH">
      <number:month number:textual="true"/>
      <number:text>-</number:text>
      <number:year/>
    </number:date-style>
    <number:time-style style:name="N10119" number:language="en" number:country="PH">
      <number:hours/>
      <number:text>:</number:text>
      <number:minutes number:style="long"/>
      <number:text> </number:text>
      <number:am-pm/>
    </number:time-style>
    <number:time-style style:name="N10120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en" number:country="PH">
      <number:hours/>
      <number:text>:</number:text>
      <number:minutes number:style="long"/>
    </number:time-style>
    <number:time-style style:name="N10122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10123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4P0" style:volatile="true" number:language="en" number:country="PH">
      <number:number number:decimal-places="0" loext:min-decimal-places="0" number:min-integer-digits="1" number:grouping="true"/>
      <number:text> </number:text>
    </number:number-style>
    <number:number-style style:name="N10124" number:language="en" number:country="PH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en" number:country="PH">
      <number:number number:decimal-places="2" loext:min-decimal-places="2" number:min-integer-digits="1" number:grouping="true"/>
      <number:text> </number:text>
    </number:number-style>
    <number:number-style style:name="N10125" number:language="en" number:country="PH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PH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PH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n" number:country="PH">
      <loext:fill-character> </loext:fill-character>
      <number:text>- </number:text>
    </number:number-style>
    <number:text-style style:name="N10126" number:language="en" number:country="PH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n" number:country="PH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7P1" style:volatile="true" number:language="en" number:country="PH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7P2" style:volatile="true" number:language="en" number:country="PH">
      <loext:text> Php</loext:text>
      <loext:fill-character> </loext:fill-character>
      <number:text>- </number:text>
    </number:number-style>
    <number:text-style style:name="N10127" number:language="en" number:country="PH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en" number:country="PH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1" style:volatile="true" number:language="en" number:country="PH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8P2" style:volatile="true" number:language="en" number:country="PH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8" number:language="en" number:country="PH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en" number:country="PH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9P1" style:volatile="true" number:language="en" number:country="PH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9P2" style:volatile="true" number:language="en" number:country="PH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9" number:language="en" number:country="P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8:22:03.711766390</meta:creation-date>
    <dc:date>2019-03-26T18:35:16.783163798</dc:date>
    <meta:editing-duration>PT13M13S</meta:editing-duration>
    <meta:editing-cycles>1</meta:editing-cycles>
    <meta:document-statistic meta:table-count="1" meta:cell-count="1916" meta:object-count="0"/>
    <meta:generator>LibreOffice/5.1.6.2$Linux_X86_64 LibreOffice_project/10m0$Build-2</meta:generator>
  </office:meta>
</office:document-meta>
</file>